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F00000143A87F5392B63701E4.png" manifest:media-type="image/png"/>
  <manifest:file-entry manifest:full-path="Pictures/10000201000000630000002400963F92C2FA641C.png" manifest:media-type="image/png"/>
  <manifest:file-entry manifest:full-path="Pictures/10000201000002E300000078C66AE02E3E8D6891.png" manifest:media-type="image/png"/>
  <manifest:file-entry manifest:full-path="Pictures/100002010000077300000343177ADD789B9E630E.png" manifest:media-type="image/png"/>
  <manifest:file-entry manifest:full-path="Pictures/1000020100000279000002753B8D5038B2C52F3C.png" manifest:media-type="image/png"/>
  <manifest:file-entry manifest:full-path="Pictures/10000201000005A80000006E3845B7602291D65A.png" manifest:media-type="image/png"/>
  <manifest:file-entry manifest:full-path="Pictures/10000201000002940000023D02D5AAFB5ACAD294.png" manifest:media-type="image/png"/>
  <manifest:file-entry manifest:full-path="Pictures/10000201000002C00000024393E4BF2BA57FB05B.png" manifest:media-type="image/png"/>
  <manifest:file-entry manifest:full-path="Pictures/10000201000001830000001E06F09C35150BFE91.png" manifest:media-type="image/png"/>
  <manifest:file-entry manifest:full-path="Pictures/1000020100000161000000AADE919084536A8332.png" manifest:media-type="image/png"/>
  <manifest:file-entry manifest:full-path="Pictures/10000201000000D400000021DCBAF749C7FC8DC8.png" manifest:media-type="image/png"/>
  <manifest:file-entry manifest:full-path="Pictures/100002010000054B00000301250ACE30C4BD927D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7.96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9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0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1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2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1" style:family="paragraph">
      <style:paragraph-properties fo:margin-top="0cm" fo:margin-bottom="0cm" fo:line-height="200%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T1" style:family="text">
      <style:text-properties fo:font-size="36pt" style:font-size-asian="36pt" style:font-name-complex="Times New Roman" style:font-size-complex="36pt"/>
    </style:style>
    <style:style style:name="T2" style:family="text">
      <style:text-properties fo:font-size="44pt" style:font-size-asian="44pt" style:font-name-complex="Times New Roman" style:font-size-complex="44pt"/>
    </style:style>
    <style:style style:name="T3" style:family="text">
      <style:text-properties fo:font-size="13pt" style:font-size-asian="13pt" style:font-name-complex="Times New Roman" style:font-size-complex="13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2" draw:layer="layout" svg:width="25.199cm" svg:height="7.965cm" svg:x="0cm" svg:y="4.274cm" presentation:class="title" presentation:user-transformed="true">
          <draw:text-box>
            <text:p text:style-name="P1"><text:span text:style-name="T1">R and Rattle Cheat Sheet</text:span><text:span text:style-name="T2"><text:line-break/></text:span><text:span text:style-name="T3">Michael Surdek</text:span><text:span text:style-name="T3"><text:line-break/></text:span><text:span text:style-name="T3">Southern New Hampshire University</text:span><text:span text:style-name="T3"><text:line-break/></text:span><text:span text:style-name="T3">DAT 640: Predictive Analytics</text:span><text:span text:style-name="T3"><text:line-break/></text:span><text:span text:style-name="T3">Professor Tom Woolman</text:span><text:span text:style-name="T3"><text:line-break/></text:span><text:span text:style-name="T3">January 9, 20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>Starting and quitting R and Rattle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4">In the VDI, open R x64 3.6.3 application</text:span></text:p>
              </text:list-item>
              <text:list-item>
                <text:p><text:span text:style-name="T4">Load the rattle package with library(rattle)</text:span></text:p>
              </text:list-item>
              <text:list-item>
                <text:p><text:span text:style-name="T4">Launch the rattle GUI with rattle()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Quit R and Rattle with the “Quit” button or by typing q()</text:span></text:p>
              </text:list-item>
            </text:list>
          </draw:text-box>
        </draw:frame>
        <draw:frame draw:style-name="gr2" draw:text-style-name="P4" draw:layer="layout" svg:width="16.764cm" svg:height="9.514cm" svg:x="5.334cm" svg:y="7.25cm">
          <draw:image xlink:href="Pictures/100002010000054B00000301250ACE30C4BD92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3">
        <draw:frame presentation:style-name="pr6" draw:text-style-name="P6" draw:layer="layout" svg:width="25.199cm" svg:height="1.771cm" svg:x="1.4cm" svg:y="0.837cm" presentation:class="title">
          <draw:text-box>
            <text:p text:style-name="P5">Loading a data set</text:p>
          </draw:text-box>
        </draw:frame>
        <draw:frame presentation:style-name="pr7" draw:text-style-name="P2" draw:layer="layout" svg:width="12.297cm" svg:height="12.179cm" svg:x="1.4cm" svg:y="4.914cm" presentation:class="outline">
          <draw:text-box>
            <text:list text:style-name="L2">
              <text:list-item>
                <text:p>Default weather dataset</text:p>
                <text:list>
                  <text:list-item>
                    <text:p>Simply click execute and rattle will ask if you wish to load the example weather data</text:p>
                    <text:p/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>
          <draw:text-box>
            <text:list text:style-name="L2">
              <text:list-item>
                <text:p>External data source</text:p>
                <text:list>
                  <text:list-item>
                    <text:p>Type the file path next to filename or click on the folder button to browse your computer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5.608cm" svg:height="0.872cm" svg:x="18.268cm" svg:y="12.192cm">
          <draw:image xlink:href="Pictures/10000201000000D400000021DCBAF749C7FC8DC8.png" xlink:type="simple" xlink:show="embed" xlink:actuate="onLoad" loext:mime-type="image/png">
            <text:p/>
          </draw:image>
        </draw:frame>
        <draw:frame draw:style-name="gr2" draw:text-style-name="P4" draw:layer="layout" svg:width="9.339cm" svg:height="4.497cm" svg:x="3.107cm" svg:y="12.7cm">
          <draw:image xlink:href="Pictures/1000020100000161000000AADE919084536A83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Building a model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5">Partition data to training/testing/validation sets</text:span></text:p>
                <text:p/>
              </text:list-item>
              <text:list-item>
                <text:p><text:span text:style-name="T5">Select input/target/ident/etc types for each variable</text:span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10.238cm" svg:height="0.793cm" svg:x="8.297cm" svg:y="4.826cm">
          <draw:image xlink:href="Pictures/10000201000001830000001E06F09C35150BFE91.png" xlink:type="simple" xlink:show="embed" xlink:actuate="onLoad" loext:mime-type="image/png">
            <text:p/>
          </draw:image>
        </draw:frame>
        <draw:frame draw:style-name="gr2" draw:text-style-name="P4" draw:layer="layout" svg:width="12.446cm" svg:height="10.236cm" svg:x="7.366cm" svg:y="7.798cm">
          <draw:image xlink:href="Pictures/10000201000002C00000024393E4BF2BA57FB0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Building a model (cont)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5">On model tab, choose desired technique &amp; parameters</text:span></text:p>
                <text:p/>
              </text:list-item>
              <text:list-item>
                <text:p><text:span text:style-name="T5">Click execute to build model and view output</text:span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26.457cm" svg:height="2.008cm" svg:x="0.762cm" svg:y="4.318cm">
          <draw:image xlink:href="Pictures/10000201000005A80000006E3845B7602291D65A.png" xlink:type="simple" xlink:show="embed" xlink:actuate="onLoad" loext:mime-type="image/png">
            <text:p/>
          </draw:image>
        </draw:frame>
        <draw:frame draw:style-name="gr2" draw:text-style-name="P4" draw:layer="layout" svg:width="11.353cm" svg:height="9.856cm" svg:x="8.128cm" svg:y="8.192cm">
          <draw:image xlink:href="Pictures/10000201000002940000023D02D5AAFB5ACAD2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Understanding data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4">On explore tab, you can view summaries and descriptions the data, distributions of the variables, or correlation and principal component analysis information</text:span></text:p>
                <text:p><text:span text:style-name="T4"/></text:p>
              </text:list-item>
            </text:list>
          </draw:text-box>
        </draw:frame>
        <draw:frame draw:style-name="gr2" draw:text-style-name="P4" draw:layer="layout" svg:width="10.522cm" svg:height="10.455cm" svg:x="1.016cm" svg:y="6.604cm">
          <draw:image xlink:href="Pictures/1000020100000279000002753B8D5038B2C52F3C.png" xlink:type="simple" xlink:show="embed" xlink:actuate="onLoad" loext:mime-type="image/png">
            <text:p/>
          </draw:image>
        </draw:frame>
        <draw:frame draw:style-name="gr2" draw:text-style-name="P4" draw:layer="layout" svg:width="14.503cm" svg:height="6.35cm" svg:x="12.584cm" svg:y="8.128cm">
          <draw:image xlink:href="Pictures/100002010000077300000343177ADD789B9E63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Evaluating a model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6">To better understand your model, you can view the drawing and rules of a decision tree from the model tab</text:span></text:p>
                <text:p><text:span text:style-name="T6"/></text:p>
              </text:list-item>
              <text:list-item>
                <text:p><text:span text:style-name="T6">To evaluate the model statistically, the evaluate tab offers techniques such as error matrix, sensitivity analysis, and others</text:span></text:p>
              </text:list-item>
            </text:list>
          </draw:text-box>
        </draw:frame>
        <draw:frame draw:style-name="gr2" draw:text-style-name="P4" draw:layer="layout" svg:width="2.618cm" svg:height="0.952cm" svg:x="12.876cm" svg:y="5.334cm">
          <draw:image xlink:href="Pictures/10000201000000630000002400963F92C2FA641C.png" xlink:type="simple" xlink:show="embed" xlink:actuate="onLoad" loext:mime-type="image/png">
            <text:p/>
          </draw:image>
        </draw:frame>
        <draw:frame draw:style-name="gr2" draw:text-style-name="P4" draw:layer="layout" svg:width="19.552cm" svg:height="3.174cm" svg:x="4.366cm" svg:y="9.652cm">
          <draw:image xlink:href="Pictures/10000201000002E300000078C66AE02E3E8D68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Interacting with Rattle</text:p>
          </draw:text-box>
        </draw:frame>
        <draw:frame presentation:style-name="pr4" draw:text-style-name="P2" draw:layer="layout" svg:width="25.199cm" svg:height="12.179cm" svg:x="1.4cm" svg:y="3.315cm" presentation:class="outline" presentation:user-transformed="true">
          <draw:text-box>
            <text:list text:style-name="L2">
              <text:list-item>
                <text:p>Rattle’s nine tabs are aligned with the CRISP-DM process</text:p>
              </text:list-item>
              <text:list-item>
                <text:p>Throughout the life-cycle of a data mining project, Rattle can serve to help understand the data, build and evaluate a model, analyze the data through clustering or association, and even provide the R code that accomplishes all of these thing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Interacting with R</text:p>
          </draw:text-box>
        </draw:frame>
        <draw:frame presentation:style-name="pr4" draw:text-style-name="P2" draw:layer="layout" svg:width="25.199cm" svg:height="12.179cm" svg:x="1.4cm" svg:y="3.037cm" presentation:class="outline" presentation:user-transformed="true">
          <draw:text-box>
            <text:list text:style-name="L2">
              <text:list-item>
                <text:p><text:span text:style-name="T6">A data practicioner will often go back and forth between the Rattle GUI and the associated R code that is provided in the log tab</text:span></text:p>
              </text:list-item>
              <text:list-item>
                <text:p><text:span text:style-name="T6">For example, here is the code that Rattle generated to create the MinTemp histogram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6">This feature is helpful because the code can be refined and customized, as well as used directly in the deployment phase</text:span></text:p>
              </text:list-item>
            </text:list>
          </draw:text-box>
        </draw:frame>
        <draw:frame draw:style-name="gr2" draw:text-style-name="P4" draw:layer="layout" svg:width="14.123cm" svg:height="6.206cm" svg:x="6.197cm" svg:y="8.526cm">
          <draw:image xlink:href="Pictures/10000201000002DF00000143A87F5392B63701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3T3">
        <draw:frame presentation:style-name="pr8" draw:text-style-name="P6" draw:layer="layout" svg:width="25.199cm" svg:height="1.771cm" svg:x="1.4cm" svg:y="0.837cm" presentation:class="title" presentation:user-transformed="true">
          <draw:text-box>
            <text:p text:style-name="P5">Commands to know (Mod 1)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item>
                <text:p>Library()</text:p>
              </text:list-item>
              <text:list-item>
                <text:p>Rattle()</text:p>
              </text:list-item>
              <text:list-item>
                <text:p>Q()</text:p>
              </text:list-item>
              <text:list-item>
                <text:p>Dim()</text:p>
              </text:list-item>
              <text:list-item>
                <text:p>Head()/Tail()</text:p>
              </text:list-item>
              <text:list-item>
                <text:p>Help()</text:p>
              </text:list-item>
              <text:list-item>
                <text:p>Print()</text:p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>
          <draw:text-box>
            <text:list text:style-name="L2">
              <text:list-item>
                <text:p>Ls()</text:p>
              </text:list-item>
              <text:list-item>
                <text:p>Ll()</text:p>
              </text:list-item>
              <text:list-item>
                <text:p>Attach()/Detach()</text:p>
              </text:list-item>
              <text:list-item>
                <text:p>C()</text:p>
              </text:list-item>
              <text:list-item>
                <text:p>Load()</text:p>
              </text:list-item>
              <text:list-item>
                <text:p>Sample()</text:p>
              </text:list-item>
              <text:list-item>
                <text:p>Save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3T3">
        <draw:frame presentation:style-name="pr9" draw:text-style-name="P6" draw:layer="layout" svg:width="25.199cm" svg:height="1.771cm" svg:x="1.4cm" svg:y="0.837cm" presentation:class="title">
          <draw:text-box>
            <text:p text:style-name="P5">Commands to know (Mod 2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at()</text:p>
              </text:list-item>
              <text:list-item>
                <text:p>Gsub()</text:p>
              </text:list-item>
              <text:list-item>
                <text:p>Names()</text:p>
              </text:list-item>
              <text:list-item>
                <text:p>Paste()</text:p>
              </text:list-item>
              <text:list-item>
                <text:p>Seq()</text:p>
              </text:list-item>
              <text:list-item>
                <text:p>Str()</text:p>
              </text:list-item>
              <text:list-item>
                <text:p>Sprintf()</text:p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Data()</text:p>
              </text:list-item>
              <text:list-item>
                <text:p>OdbcConnect()</text:p>
              </text:list-item>
              <text:list-item>
                <text:p>Read.****()</text:p>
              </text:list-item>
              <text:list-item>
                <text:p>Sample()</text:p>
              </text:list-item>
              <text:list-item>
                <text:p>Set.seed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3T3">
        <draw:frame presentation:style-name="pr10" draw:text-style-name="P6" draw:layer="layout" svg:width="25.199cm" svg:height="1.771cm" svg:x="1.4cm" svg:y="0.837cm" presentation:class="title">
          <draw:text-box>
            <text:p text:style-name="P5">Commands to know (Mod 3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BasicStats()</text:p>
              </text:list-item>
              <text:list-item>
                <text:p>Hmisc::Describe()</text:p>
              </text:list-item>
              <text:list-item>
                <text:p>Psych::Describe()</text:p>
              </text:list-item>
              <text:list-item>
                <text:p>Cor()</text:p>
              </text:list-item>
              <text:list-item>
                <text:p>Kurtosis()</text:p>
              </text:list-item>
              <text:list-item>
                <text:p>Skewness()</text:p>
              </text:list-item>
              <text:list-item>
                <text:p>md.pattern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3T3">
        <draw:frame presentation:style-name="pr11" draw:text-style-name="P6" draw:layer="layout" svg:width="25.199cm" svg:height="1.771cm" svg:x="1.4cm" svg:y="0.837cm" presentation:class="title">
          <draw:text-box>
            <text:p text:style-name="P5">Commands to know (Mod 4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ggobi()</text:p>
              </text:list-item>
              <text:list-item>
                <text:p>latticist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3T3">
        <draw:frame presentation:style-name="pr12" draw:text-style-name="P6" draw:layer="layout" svg:width="25.199cm" svg:height="1.771cm" svg:x="1.4cm" svg:y="0.837cm" presentation:class="title">
          <draw:text-box>
            <text:p text:style-name="P5">Commands to know (Mod 5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Kmeans()</text:p>
              </text:list-item>
              <text:list-item>
                <text:p>Hclust()</text:p>
              </text:list-item>
              <text:list-item>
                <text:p>Agnes()</text:p>
              </text:list-item>
              <text:list-item>
                <text:p>Diana()</text:p>
              </text:list-item>
              <text:list-item>
                <text:p>Ewkm()</text:p>
              </text:list-item>
              <text:list-item>
                <text:p>Grid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3T3">
        <draw:frame presentation:style-name="pr13" draw:text-style-name="P6" draw:layer="layout" svg:width="25.199cm" svg:height="1.771cm" svg:x="1.4cm" svg:y="0.837cm" presentation:class="title">
          <draw:text-box>
            <text:p text:style-name="P5">Commands to know (Mod 6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Apriori()</text:p>
              </text:list-item>
              <text:list-item>
                <text:p>Inspect()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10:56:31.117361949</meta:creation-date>
    <meta:editing-duration>PT7M22S</meta:editing-duration>
    <meta:editing-cycles>7</meta:editing-cycles>
    <meta:generator>LibreOffice/6.4.7.2$Linux_X86_64 LibreOffice_project/40$Build-2</meta:generator>
    <dc:title>Blue Curve</dc:title>
    <dc:date>2022-02-06T20:00:41.993833182</dc:date>
    <meta:document-statistic meta:object-count="109"/>
  </office:meta>
</office:document-meta>
</file>